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.4cm" fo:margin-bottom="0.199cm"/>
    </style:style>
    <style:style style:name="P2" style:family="paragraph" style:parent-style-name="Standard" style:master-page-name="Standard">
      <style:paragraph-properties fo:margin-top="0.4cm" fo:margin-bottom="0.199cm" style:page-number="auto" fo:break-before="auto" fo:break-after="auto"/>
    </style:style>
    <style:style style:name="P3" style:family="paragraph" style:parent-style-name="Heading_20_1">
      <style:paragraph-properties fo:break-before="pag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Liberation Sans" fo:font-size="14pt" fo:font-weight="bold" style:font-style-asian="normal" style:font-weight-asian="bold" style:font-size-complex="14pt" style:font-style-complex="normal" style:font-weight-complex="bold"/>
    </style:style>
    <style:style style:name="T3" style:family="text">
      <style:text-properties style:font-name="Liberation 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Resumen</text:span></text:p>
      <text:p text:style-name="UBUcuerpoTrabajo">En el presente trabajo se desea desatollar un sistema capaz de obtener los productos(nombre , precio, cantidad) a parir de una imagen.</text:p>
      <text:p text:style-name="UBUcuerpoTrabajo">El problema se aborda mediante la manipulación de la imagen para después obtener el texto mediante un OCR que permita su clasificación.</text:p>
      <text:p text:style-name="UBUcuerpoTrabajo">La automatización de este proceso permite el ahorro de tiempo y esfuerzo para los usuarios que desean llevar una contabilidad electrónica de sus gastos ya que hoy en día, el proceso para almacenar esta información se debe realizar de forma manual.</text:p>
      <text:p text:style-name="UBUcuerpoTrabajo"/>
      <text:p text:style-name="UBUcuerpoTrabajo">El presente trabajo ha sido desarrollado en 2 partes, una parte cliente que se encarga de la toma de imágenes y mostrar la información al usuario, y una parte servidor, la cual se encarga del procesado de la imagen y su transformación a texto para después enviarla al cliente.</text:p>
      <text:p text:style-name="P1"><text:span text:style-name="inglés"><text:span text:style-name="T2">Abstract</text:span></text:span></text:p>
      <text:p text:style-name="Abstract"><text:span text:style-name="inglés">{A </text:span><text:span text:style-name="inglés"><text:span text:style-name="T4">brief</text:span></text:span><text:span text:style-name="inglés"> presentation of the topic addressed in the project.}</text:span><text:span text:style-name="inglés"><text:note text:id="ftn2" text:note-class="footnote"><text:note-citation>1</text:note-citation><text:note-body><text:p text:style-name="Footnote">Estilo de párrafo «Abstract» Cursiva + diccionario inglés + todo el estilo «UBUcuerpoTrabajo»<text:line-break/>Estilo de carácter «inglés» Cursiva + diccionario inglés</text:p></text:note-body></text:note></text:span></text:p>
      <text:h text:style-name="P3" text:outline-level="1"><text:span text:style-name="inglés">Introducción</text:span><text:span text:style-name="inglés"><text:note text:id="ftn3" text:note-class="footnote"><text:note-citation>2</text:note-citation><text:note-body><text:p text:style-name="Footnote">Estilo de párrafo «Encabezado 1» numerado en romano, alineado a la izquierda, sangría 0'75, 1º línea -0'25; espacio antes del párrafo 0'8, después del párrafo 0'2cm; fuente sans serif 16 puntos negrita y versalitas (no escribáis en mayúsculas el estilo se encarga de ello)</text:p></text:note-body></text:note></text:span></text:h>
      <text:p text:style-name="UBUcuerpoTrabajo"><text:span text:style-name="inglés"><text:span text:style-name="T1">{Descripción del contenido del trabajo y del estrucutra de la memoria y del resto de materiales entregados.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BUcuerpoTrabajo" style:family="paragraph" style:parent-style-name="Text_20_body">
      <style:paragraph-properties fo:margin-left="0cm" fo:margin-right="0cm" fo:margin-top="0cm" fo:margin-bottom="0cm" fo:text-indent="0.499cm" style:auto-text-indent="false"/>
      <style:text-properties style:font-size-asian="10.5pt"/>
    </style:style>
    <style:style style:name="Heading_20_1" style:display-name="Heading 1" style:family="paragraph" style:parent-style-name="Heading" style:next-style-name="UBUcuerpoTrabajo" style:default-outline-level="1" style:class="text" style:master-page-name="">
      <style:paragraph-properties fo:margin-top="0.42cm" fo:margin-bottom="0.21cm" style:page-number="auto"/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bstract" style:family="paragraph" style:parent-style-name="UBUcuerpoTrabajo">
      <style:text-properties fo:language="en" fo:country="US" fo:font-style="italic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Line_20_numbering" style:display-name="Line numbering" style:family="text"/>
    <style:style style:name="inglés" style:family="text">
      <style:text-properties fo:language="en" fo:country="US" fo:font-style="italic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3">
      <number:day number:style="long"/>
      <number:text>/</number:text>
      <number:month number:textual="true"/>
      <number:text>/</number:text>
      <number:year/>
    </number:date-style>
  </office:automatic-styles>
  <office:master-styles>
    <style:master-page style:name="Standard" style:page-layout-name="Mpm1">
      <style:footer>
        <text:p text:style-name="Footer"><text:file-name text:display="name-and-extension">1_Introduccion.odt</text:file-name> v.<text:editing-cycles>44</text:editing-cycles> <text:modification-date style:data-style-name="N103">11/nov/15</text:modification-date><text:tab/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pa </meta:initial-creator>
    <meta:creation-date>2014-01-25T22:09:02</meta:creation-date>
    <meta:generator>OpenOffice/4.1.2$Unix OpenOffice.org_project/412m3$Build-9782</meta:generator>
    <dc:date>2015-11-11T11:13:02</dc:date>
    <dc:creator>Roberto Miranda Pérez</dc:creator>
    <meta:editing-duration>PT2H25M38S</meta:editing-duration>
    <meta:editing-cycles>44</meta:editing-cycles>
    <meta:document-statistic meta:table-count="0" meta:image-count="0" meta:object-count="0" meta:page-count="2" meta:paragraph-count="12" meta:word-count="235" meta:character-count="1450"/>
  </office:meta>
</office:document-meta>
</file>